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f5bd" officeooo:paragraph-rsid="0009f5b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f5bd" officeooo:paragraph-rsid="0009f5bd"/>
    </style:style>
    <style:style style:name="T1" style:family="text">
      <style:text-properties officeooo:rsid="000b69e7"/>
    </style:style>
    <style:style style:name="T2" style:family="text">
      <style:text-properties officeooo:rsid="000c56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meet Singh</text:p>
      <text:p text:style-name="P1">CSC 110</text:p>
      <text:p text:style-name="P1">Rajesh Kumar</text:p>
      <text:p text:style-name="P1"/>
      <text:p text:style-name="P2">Part 1 Report</text:p>
      <text:p text:style-name="P1"/>
      <text:p text:style-name="P1"><text:tab/>In Part 1, we were tasked with writing programs to multiply binary numbers, using a standard algorithm and the booth algorithm, created to be a more efficient way of multiplying these methods. For standard multiplication, I decided to use a more intuitive method (to me) of executing the solution, given the relative complexity of the shifting of multiple variables. As such, I decided to adjust the traditional flowchart through the adding of sums, recognizing a copy of the multiplicand when a 1 was detected in the multiplier, and recognizing a shift in place value when there was a zero detected, and added the sums of these iterations through binary addition. For question B, given the constraint of the strict adherence to the flowchart, <text:span text:style-name="T2">I do not believe I was able to fully achieve the goal in itself.</text:span></text:p>
      <text:p text:style-name="P1"><text:tab/>For the analysis section, I decided to take the route of calculating the times for the execution of each function, <text:span text:style-name="T1">and for the standard multiplication, I was able to calculate a time of around 0.00014 seconds, with more accurate runs printed within the file itself.</text:span></text:p>
      <text:p text:style-name="P1"><text:tab/>Overall, I felt that this coding assignment was quite difficult, <text:span text:style-name="T1">especially regarding Booth’s algorithm and the management of the Arithmetic shifts. The assignment</text:span> tested the limits of my knowledge, along with my patience at times, but I also felt that my debugging abilities have improved and I have learned aspects of the python language that I had not learned during my formal education of the language in CSC 15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2T00:00:05.950152533</dc:date>
    <meta:editing-duration>PT37M53S</meta:editing-duration>
    <meta:editing-cycles>3</meta:editing-cycles>
    <meta:generator>LibreOffice/7.3.2.2$Linux_X86_64 LibreOffice_project/30$Build-2</meta:generator>
    <meta:document-statistic meta:table-count="0" meta:image-count="0" meta:object-count="0" meta:page-count="1" meta:paragraph-count="7" meta:word-count="260" meta:character-count="1537" meta:non-whitespace-character-count="1281"/>
  </office:meta>
</office:document-meta>
</file>